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sign Overview</text:h>
      <text:p text:style-name="P9">The simulation simplifies the full 3D cell into a <text:span text:style-name="Strong_20_Emphasis"><text:span text:style-name="T2">2D triangular mesh</text:span></text:span><text:span text:style-name="T2"> (analogous to a tetrahedral volume in 3D), and vesicles are modeled as </text:span><text:span text:style-name="Strong_20_Emphasis"><text:span text:style-name="T2">moving circular particles</text:span></text:span><text:span text:style-name="T2"> with discrete sample points on their membrane.</text:span></text:p>
      <text:p text:style-name="Text_20_body">Key components include:</text:p>
      <text:list xml:id="list4206688122" text:style-name="L2">
        <text:list-item>
          <text:p text:style-name="P2"><text:span text:style-name="Source_20_Text">Cell</text:span>: generates a 2D hexagonal triangle mesh</text:p>
        </text:list-item>
        <text:list-item>
          <text:p text:style-name="P2"><text:span text:style-name="Source_20_Text">Triangle</text:span>: stores geometry and outward normals for side tests</text:p>
        </text:list-item>
        <text:list-item>
          <text:p text:style-name="P2"><text:span text:style-name="Source_20_Text">Vesicle</text:span>: holds the center, radius, and sample points</text:p>
        </text:list-item>
        <text:list-item>
          <text:p text:style-name="P2"><text:span text:style-name="Source_20_Text">Vesicles</text:span>: manages multiple vesicles and their diffusion</text:p>
        </text:list-item>
        <text:list-item>
          <text:p text:style-name="P2"><text:span text:style-name="Source_20_Text">Visualizer</text:span>: uses Vispy to render the entire system interactively</text:p>
        </text:list-item>
      </text:list>
      <text:p text:style-name="Horizontal_20_Line"/>
      <text:h text:style-name="Heading_20_2" text:outline-level="2">Method: Overlap Detection via Vectorized Side Test</text:h>
      <text:p text:style-name="P7">For each vesicle:</text:p>
      <text:list xml:id="list546311736" text:style-name="L3">
        <text:list-item>
          <text:p text:style-name="P3"><text:span text:style-name="T2">A number of </text:span><text:span text:style-name="Strong_20_Emphasis"><text:span text:style-name="T2">sample points</text:span></text:span><text:span text:style-name="T2"> are placed on its membrane (</text:span><text:span text:style-name="Source_20_Text"><text:span text:style-name="T2">n = 8</text:span></text:span><text:span text:style-name="T2">)</text:span></text:p>
        </text:list-item>
        <text:list-item>
          <text:p text:style-name="P3"><text:span text:style-name="T2">The algorithm uses </text:span><text:span text:style-name="Strong_20_Emphasis"><text:span text:style-name="T2">vectorized 2D side-tests</text:span></text:span><text:span text:style-name="T2"> to check whether any sample lies inside a triangle</text:span></text:p>
        </text:list-item>
        <text:list-item>
          <text:p text:style-name="P8">Triangle normals are precomputed; the test computes:</text:p>
        </text:list-item>
      </text:list>
      <text:p text:style-name="Text_20_body">dot(P−Vi​,ni​)≤0∀i=1,2,3 </text:p>
      <text:p text:style-name="Text_20_body">If any point lies inside, the triangle is considered <text:span text:style-name="Strong_20_Emphasis"><text:span text:style-name="T2">overlapping / occupied</text:span></text:span><text:span text:style-name="T2">.</text:span></text:p>
      <text:p text:style-name="Text_20_body">This structure is:</text:p>
      <text:list xml:id="list1241155150" text:style-name="L4">
        <text:list-item>
          <text:p text:style-name="P4">Fully vectorized using NumPy broadcasting</text:p>
        </text:list-item>
        <text:list-item>
          <text:p text:style-name="P4">Easily extendable to 3D tetrahedrons (by testing against 4 face planes)</text:p>
        </text:list-item>
        <text:list-item>
          <text:p text:style-name="P4">Ready for GPU acceleration using CuPy or PyTorch if needed</text:p>
        </text:list-item>
      </text:list>
      <text:p text:style-name="Horizontal_20_Line"/>
      <text:h text:style-name="Heading_20_2" text:outline-level="2">Diffusion Model</text:h>
      <text:p text:style-name="Text_20_body"><text:span text:style-name="T2">Diffusion is modeled as </text:span><text:span text:style-name="Strong_20_Emphasis"><text:span text:style-name="T2">Brownian motion</text:span></text:span><text:span text:style-name="T2">:</text:span></text:p>
      <text:p text:style-name="Text_20_body">Δx=2DΔt​⋅ξ </text:p>
      <text:list xml:id="list2036481044" text:style-name="L5">
        <text:list-item>
          <text:p text:style-name="P5"><text:span text:style-name="Source_20_Text">D</text:span> = vesicle-specific diffusion coefficient</text:p>
        </text:list-item>
        <text:list-item>
          <text:p text:style-name="P5"><text:span text:style-name="Source_20_Text">Δt</text:span> = timestep</text:p>
        </text:list-item>
        <text:list-item>
          <text:p text:style-name="P5"><text:span text:style-name="Source_20_Text">ξ</text:span> = Gaussian random direction vector</text:p>
        </text:list-item>
      </text:list>
      <text:p text:style-name="Text_20_body"><text:soft-page-break/><text:span text:style-name="T2">Vesicle movement is </text:span><text:span text:style-name="Strong_20_Emphasis"><text:span text:style-name="T2">rejected</text:span></text:span><text:span text:style-name="T2"> if the new position overlaps with an already occupied triangle (simple exclusion rule)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1:08:06.941067343</meta:creation-date>
    <dc:date>2025-06-18T04:21:35.998926046</dc:date>
    <meta:editing-duration>PT3H3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220" meta:character-count="1374" meta:non-whitespace-character-count="1173"/>
  </office:meta>
</office:document-meta>
</file>